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44463460497893" calcext:value-type="float">
            <text:p>2.44463</text:p>
          </table:table-cell>
          <table:table-cell office:value-type="float" office:value="2.02598098677212" calcext:value-type="float">
            <text:p>2.02598</text:p>
          </table:table-cell>
          <table:table-cell office:value-type="float" office:value="2.72342729750234" calcext:value-type="float">
            <text:p>2.723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612698372333" calcext:value-type="float">
            <text:p>2.42613</text:p>
          </table:table-cell>
          <table:table-cell office:value-type="float" office:value="2.03609439082935" calcext:value-type="float">
            <text:p>2.03609</text:p>
          </table:table-cell>
          <table:table-cell office:value-type="float" office:value="2.6827845944537" calcext:value-type="float">
            <text:p>2.6827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340553202685" calcext:value-type="float">
            <text:p>2.34341</text:p>
          </table:table-cell>
          <table:table-cell office:value-type="float" office:value="2.10430346084098" calcext:value-type="float">
            <text:p>2.1043</text:p>
          </table:table-cell>
          <table:table-cell office:value-type="float" office:value="2.75752544070343" calcext:value-type="float">
            <text:p>2.7575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050544743669" calcext:value-type="float">
            <text:p>2.34051</text:p>
          </table:table-cell>
          <table:table-cell office:value-type="float" office:value="2.11676226203712" calcext:value-type="float">
            <text:p>2.11676</text:p>
          </table:table-cell>
          <table:table-cell office:value-type="float" office:value="2.74925269259822" calcext:value-type="float">
            <text:p>2.7492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1817254129782" calcext:value-type="float">
            <text:p>2.31817</text:p>
          </table:table-cell>
          <table:table-cell office:value-type="float" office:value="2.17441764341427" calcext:value-type="float">
            <text:p>2.17442</text:p>
          </table:table-cell>
          <table:table-cell office:value-type="float" office:value="2.91443470290181" calcext:value-type="float">
            <text:p>2.9144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45485459828" calcext:value-type="float">
            <text:p>2.31745</text:p>
          </table:table-cell>
          <table:table-cell office:value-type="float" office:value="2.15839932214706" calcext:value-type="float">
            <text:p>2.1584</text:p>
          </table:table-cell>
          <table:table-cell office:value-type="float" office:value="2.91424221077379" calcext:value-type="float">
            <text:p>2.9142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30459838369" calcext:value-type="float">
            <text:p>2.3003</text:p>
          </table:table-cell>
          <table:table-cell office:value-type="float" office:value="2.14687337054569" calcext:value-type="float">
            <text:p>2.14687</text:p>
          </table:table-cell>
          <table:table-cell office:value-type="float" office:value="2.79749681885275" calcext:value-type="float">
            <text:p>2.797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75197824986" calcext:value-type="float">
            <text:p>2.19175</text:p>
          </table:table-cell>
          <table:table-cell office:value-type="float" office:value="2.29744665020129" calcext:value-type="float">
            <text:p>2.29745</text:p>
          </table:table-cell>
          <table:table-cell office:value-type="float" office:value="2.99907759945002" calcext:value-type="float">
            <text:p>2.9990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31259884177" calcext:value-type="float">
            <text:p>2.20431</text:p>
          </table:table-cell>
          <table:table-cell office:value-type="float" office:value="2.29423677889716" calcext:value-type="float">
            <text:p>2.29424</text:p>
          </table:table-cell>
          <table:table-cell office:value-type="float" office:value="2.99807711567351" calcext:value-type="float">
            <text:p>2.9980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498477833" calcext:value-type="float">
            <text:p>2.2905</text:p>
          </table:table-cell>
          <table:table-cell office:value-type="float" office:value="2.14372365943106" calcext:value-type="float">
            <text:p>2.14372</text:p>
          </table:table-cell>
          <table:table-cell office:value-type="float" office:value="2.63855741047534" calcext:value-type="float">
            <text:p>2.6385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72860305472" calcext:value-type="float">
            <text:p>2.28673</text:p>
          </table:table-cell>
          <table:table-cell office:value-type="float" office:value="2.11027067501339" calcext:value-type="float">
            <text:p>2.11027</text:p>
          </table:table-cell>
          <table:table-cell office:value-type="float" office:value="2.67609207386592" calcext:value-type="float">
            <text:p>2.676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55376280235" calcext:value-type="float">
            <text:p>2.28455</text:p>
          </table:table-cell>
          <table:table-cell office:value-type="float" office:value="2.15660601279245" calcext:value-type="float">
            <text:p>2.15661</text:p>
          </table:table-cell>
          <table:table-cell office:value-type="float" office:value="2.7790319132692" calcext:value-type="float">
            <text:p>2.7790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22190293336" calcext:value-type="float">
            <text:p>2.28422</text:p>
          </table:table-cell>
          <table:table-cell office:value-type="float" office:value="2.10807727355568" calcext:value-type="float">
            <text:p>2.10808</text:p>
          </table:table-cell>
          <table:table-cell office:value-type="float" office:value="2.68656825223255" calcext:value-type="float">
            <text:p>2.686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74701192404" calcext:value-type="float">
            <text:p>2.28075</text:p>
          </table:table-cell>
          <table:table-cell office:value-type="float" office:value="2.23993290430526" calcext:value-type="float">
            <text:p>2.23993</text:p>
          </table:table-cell>
          <table:table-cell office:value-type="float" office:value="2.99156425670462" calcext:value-type="float">
            <text:p>2.9915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444775781261" calcext:value-type="float">
            <text:p>2.27445</text:p>
          </table:table-cell>
          <table:table-cell office:value-type="float" office:value="2.14194741090013" calcext:value-type="float">
            <text:p>2.14195</text:p>
          </table:table-cell>
          <table:table-cell office:value-type="float" office:value="2.62849700522493" calcext:value-type="float">
            <text:p>2.628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134248991829" calcext:value-type="float">
            <text:p>2.27134</text:p>
          </table:table-cell>
          <table:table-cell office:value-type="float" office:value="2.23338037426375" calcext:value-type="float">
            <text:p>2.23338</text:p>
          </table:table-cell>
          <table:table-cell office:value-type="float" office:value="3.13028160951222" calcext:value-type="float">
            <text:p>3.1302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17182519658" calcext:value-type="float">
            <text:p>2.27117</text:p>
          </table:table-cell>
          <table:table-cell office:value-type="float" office:value="2.23059707209786" calcext:value-type="float">
            <text:p>2.2306</text:p>
          </table:table-cell>
          <table:table-cell office:value-type="float" office:value="3.13151202384839" calcext:value-type="float">
            <text:p>3.1315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070005894251" calcext:value-type="float">
            <text:p>2.2707</text:p>
          </table:table-cell>
          <table:table-cell office:value-type="float" office:value="2.20922932312228" calcext:value-type="float">
            <text:p>2.20923</text:p>
          </table:table-cell>
          <table:table-cell office:value-type="float" office:value="2.71772337727872" calcext:value-type="float">
            <text:p>2.7177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74686468227" calcext:value-type="float">
            <text:p>2.26475</text:p>
          </table:table-cell>
          <table:table-cell office:value-type="float" office:value="2.21693315984363" calcext:value-type="float">
            <text:p>2.21693</text:p>
          </table:table-cell>
          <table:table-cell office:value-type="float" office:value="2.75225348710059" calcext:value-type="float">
            <text:p>2.752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08167360516" calcext:value-type="float">
            <text:p>2.26408</text:p>
          </table:table-cell>
          <table:table-cell office:value-type="float" office:value="2.25022282327604" calcext:value-type="float">
            <text:p>2.25022</text:p>
          </table:table-cell>
          <table:table-cell office:value-type="float" office:value="3.0113667002993" calcext:value-type="float">
            <text:p>3.0113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66623989961" calcext:value-type="float">
            <text:p>2.26367</text:p>
          </table:table-cell>
          <table:table-cell office:value-type="float" office:value="2.26058729929937" calcext:value-type="float">
            <text:p>2.26059</text:p>
          </table:table-cell>
          <table:table-cell office:value-type="float" office:value="2.97034958157045" calcext:value-type="float">
            <text:p>2.9703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83167007232" calcext:value-type="float">
            <text:p>2.26283</text:p>
          </table:table-cell>
          <table:table-cell office:value-type="float" office:value="2.24556625770512" calcext:value-type="float">
            <text:p>2.24557</text:p>
          </table:table-cell>
          <table:table-cell office:value-type="float" office:value="2.95870477611687" calcext:value-type="float">
            <text:p>2.958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50305514232" calcext:value-type="float">
            <text:p>2.2625</text:p>
          </table:table-cell>
          <table:table-cell office:value-type="float" office:value="2.20589929968368" calcext:value-type="float">
            <text:p>2.2059</text:p>
          </table:table-cell>
          <table:table-cell office:value-type="float" office:value="2.81803637350015" calcext:value-type="float">
            <text:p>2.818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079952619832" calcext:value-type="float">
            <text:p>2.2608</text:p>
          </table:table-cell>
          <table:table-cell office:value-type="float" office:value="2.21728135084364" calcext:value-type="float">
            <text:p>2.21728</text:p>
          </table:table-cell>
          <table:table-cell office:value-type="float" office:value="2.70774708149756" calcext:value-type="float">
            <text:p>2.707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41041051223" calcext:value-type="float">
            <text:p>2.25441</text:p>
          </table:table-cell>
          <table:table-cell office:value-type="float" office:value="2.18821425695407" calcext:value-type="float">
            <text:p>2.18821</text:p>
          </table:table-cell>
          <table:table-cell office:value-type="float" office:value="2.76041111972908" calcext:value-type="float">
            <text:p>2.7604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22440779686" calcext:value-type="float">
            <text:p>2.25322</text:p>
          </table:table-cell>
          <table:table-cell office:value-type="float" office:value="2.20145742650352" calcext:value-type="float">
            <text:p>2.20146</text:p>
          </table:table-cell>
          <table:table-cell office:value-type="float" office:value="2.81451651048355" calcext:value-type="float">
            <text:p>2.8145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62364624512" calcext:value-type="float">
            <text:p>2.25062</text:p>
          </table:table-cell>
          <table:table-cell office:value-type="float" office:value="2.22861137974132" calcext:value-type="float">
            <text:p>2.22861</text:p>
          </table:table-cell>
          <table:table-cell office:value-type="float" office:value="3.08488386691777" calcext:value-type="float">
            <text:p>3.084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44588046149" calcext:value-type="float">
            <text:p>2.24745</text:p>
          </table:table-cell>
          <table:table-cell office:value-type="float" office:value="2.20962042729527" calcext:value-type="float">
            <text:p>2.20962</text:p>
          </table:table-cell>
          <table:table-cell office:value-type="float" office:value="2.87249685812303" calcext:value-type="float">
            <text:p>2.872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48230612481" calcext:value-type="float">
            <text:p>2.21348</text:p>
          </table:table-cell>
          <table:table-cell office:value-type="float" office:value="2.24735709662741" calcext:value-type="float">
            <text:p>2.24736</text:p>
          </table:table-cell>
          <table:table-cell office:value-type="float" office:value="2.863207875124" calcext:value-type="float">
            <text:p>2.863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00146620925" calcext:value-type="float">
            <text:p>2.246</text:p>
          </table:table-cell>
          <table:table-cell office:value-type="float" office:value="2.20820321433828" calcext:value-type="float">
            <text:p>2.2082</text:p>
          </table:table-cell>
          <table:table-cell office:value-type="float" office:value="2.87851737373051" calcext:value-type="float">
            <text:p>2.8785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79218422771" calcext:value-type="float">
            <text:p>2.20979</text:p>
          </table:table-cell>
          <table:table-cell office:value-type="float" office:value="2.24547392340238" calcext:value-type="float">
            <text:p>2.24547</text:p>
          </table:table-cell>
          <table:table-cell office:value-type="float" office:value="2.85748467454066" calcext:value-type="float">
            <text:p>2.8574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90673159035" calcext:value-type="float">
            <text:p>2.24391</text:p>
          </table:table-cell>
          <table:table-cell office:value-type="float" office:value="2.20950113955764" calcext:value-type="float">
            <text:p>2.2095</text:p>
          </table:table-cell>
          <table:table-cell office:value-type="float" office:value="3.07828099285726" calcext:value-type="float">
            <text:p>3.0782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84829158592" calcext:value-type="float">
            <text:p>2.24085</text:p>
          </table:table-cell>
          <table:table-cell office:value-type="float" office:value="2.28261506864612" calcext:value-type="float">
            <text:p>2.28262</text:p>
          </table:table-cell>
          <table:table-cell office:value-type="float" office:value="3.15870767482391" calcext:value-type="float">
            <text:p>3.1587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18312487726" calcext:value-type="float">
            <text:p>2.24018</text:p>
          </table:table-cell>
          <table:table-cell office:value-type="float" office:value="2.26679816846867" calcext:value-type="float">
            <text:p>2.2668</text:p>
          </table:table-cell>
          <table:table-cell office:value-type="float" office:value="2.94983406868666" calcext:value-type="float">
            <text:p>2.949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81978236343" calcext:value-type="float">
            <text:p>2.24082</text:p>
          </table:table-cell>
          <table:table-cell office:value-type="float" office:value="2.23303877226585" calcext:value-type="float">
            <text:p>2.23304</text:p>
          </table:table-cell>
          <table:table-cell office:value-type="float" office:value="2.73171687143531" calcext:value-type="float">
            <text:p>2.7317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37387402718" calcext:value-type="float">
            <text:p>2.23237</text:p>
          </table:table-cell>
          <table:table-cell office:value-type="float" office:value="2.26458951625712" calcext:value-type="float">
            <text:p>2.26459</text:p>
          </table:table-cell>
          <table:table-cell office:value-type="float" office:value="3.07627322850725" calcext:value-type="float">
            <text:p>3.07627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35605511547" calcext:value-type="float">
            <text:p>2.23236</text:p>
          </table:table-cell>
          <table:table-cell office:value-type="float" office:value="2.2639027270942" calcext:value-type="float">
            <text:p>2.2639</text:p>
          </table:table-cell>
          <table:table-cell office:value-type="float" office:value="2.98009214167949" calcext:value-type="float">
            <text:p>2.980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94668458971" calcext:value-type="float">
            <text:p>2.23095</text:p>
          </table:table-cell>
          <table:table-cell office:value-type="float" office:value="2.2671413447091" calcext:value-type="float">
            <text:p>2.26714</text:p>
          </table:table-cell>
          <table:table-cell office:value-type="float" office:value="3.16096055092167" calcext:value-type="float">
            <text:p>3.1609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85382206793" calcext:value-type="float">
            <text:p>2.22985</text:p>
          </table:table-cell>
          <table:table-cell office:value-type="float" office:value="2.26520278855535" calcext:value-type="float">
            <text:p>2.2652</text:p>
          </table:table-cell>
          <table:table-cell office:value-type="float" office:value="3.06156388264924" calcext:value-type="float">
            <text:p>3.06156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50002900556" calcext:value-type="float">
            <text:p>2.2395</text:p>
          </table:table-cell>
          <table:table-cell office:value-type="float" office:value="2.22744693043334" calcext:value-type="float">
            <text:p>2.22745</text:p>
          </table:table-cell>
          <table:table-cell office:value-type="float" office:value="2.95157101198283" calcext:value-type="float">
            <text:p>2.9515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290845137182" calcext:value-type="float">
            <text:p>2.24291</text:p>
          </table:table-cell>
          <table:table-cell office:value-type="float" office:value="2.221059283124" calcext:value-type="float">
            <text:p>2.22106</text:p>
          </table:table-cell>
          <table:table-cell office:value-type="float" office:value="2.98003132600695" calcext:value-type="float">
            <text:p>2.9800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04863504012" calcext:value-type="float">
            <text:p>2.20505</text:p>
          </table:table-cell>
          <table:table-cell office:value-type="float" office:value="2.29008164470496" calcext:value-type="float">
            <text:p>2.29008</text:p>
          </table:table-cell>
          <table:table-cell office:value-type="float" office:value="2.81880029329366" calcext:value-type="float">
            <text:p>2.818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85163793677" calcext:value-type="float">
            <text:p>2.23185</text:p>
          </table:table-cell>
          <table:table-cell office:value-type="float" office:value="2.20128421717225" calcext:value-type="float">
            <text:p>2.20128</text:p>
          </table:table-cell>
          <table:table-cell office:value-type="float" office:value="2.74102119599608" calcext:value-type="float">
            <text:p>2.7410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834562794536" calcext:value-type="float">
            <text:p>2.19835</text:p>
          </table:table-cell>
          <table:table-cell office:value-type="float" office:value="2.33741321929143" calcext:value-type="float">
            <text:p>2.33741</text:p>
          </table:table-cell>
          <table:table-cell office:value-type="float" office:value="2.99541255961507" calcext:value-type="float">
            <text:p>2.9954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1866785012" calcext:value-type="float">
            <text:p>2.18719</text:p>
          </table:table-cell>
          <table:table-cell office:value-type="float" office:value="2.33562713846267" calcext:value-type="float">
            <text:p>2.33563</text:p>
          </table:table-cell>
          <table:table-cell office:value-type="float" office:value="3.01413298565841" calcext:value-type="float">
            <text:p>3.0141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22012282732" calcext:value-type="float">
            <text:p>2.18422</text:p>
          </table:table-cell>
          <table:table-cell office:value-type="float" office:value="2.30091268579857" calcext:value-type="float">
            <text:p>2.30091</text:p>
          </table:table-cell>
          <table:table-cell office:value-type="float" office:value="2.81239191153721" calcext:value-type="float">
            <text:p>2.812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06294692771" calcext:value-type="float">
            <text:p>2.18306</text:p>
          </table:table-cell>
          <table:table-cell office:value-type="float" office:value="2.33039723295296" calcext:value-type="float">
            <text:p>2.3304</text:p>
          </table:table-cell>
          <table:table-cell office:value-type="float" office:value="3.00974646238916" calcext:value-type="float">
            <text:p>3.009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80226836794" calcext:value-type="float">
            <text:p>2.1808</text:p>
          </table:table-cell>
          <table:table-cell office:value-type="float" office:value="2.33050375352136" calcext:value-type="float">
            <text:p>2.3305</text:p>
          </table:table-cell>
          <table:table-cell office:value-type="float" office:value="2.99802886062852" calcext:value-type="float">
            <text:p>2.9980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6367279685" calcext:value-type="float">
            <text:p>2.17764</text:p>
          </table:table-cell>
          <table:table-cell office:value-type="float" office:value="2.3427857996795" calcext:value-type="float">
            <text:p>2.34279</text:p>
          </table:table-cell>
          <table:table-cell office:value-type="float" office:value="2.86541406296369" calcext:value-type="float">
            <text:p>2.8654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64143738996" calcext:value-type="float">
            <text:p>2.17064</text:p>
          </table:table-cell>
          <table:table-cell office:value-type="float" office:value="2.26475334280845" calcext:value-type="float">
            <text:p>2.26475</text:p>
          </table:table-cell>
          <table:table-cell office:value-type="float" office:value="2.86733297978405" calcext:value-type="float">
            <text:p>2.867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678647062896" calcext:value-type="float">
            <text:p>2.16679</text:p>
          </table:table-cell>
          <table:table-cell office:value-type="float" office:value="2.32654601503483" calcext:value-type="float">
            <text:p>2.32655</text:p>
          </table:table-cell>
          <table:table-cell office:value-type="float" office:value="3.0928108298261" calcext:value-type="float">
            <text:p>3.092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58775715541" calcext:value-type="float">
            <text:p>2.16659</text:p>
          </table:table-cell>
          <table:table-cell office:value-type="float" office:value="2.32526133123059" calcext:value-type="float">
            <text:p>2.32526</text:p>
          </table:table-cell>
          <table:table-cell office:value-type="float" office:value="2.87404108834078" calcext:value-type="float">
            <text:p>2.8740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15818220092" calcext:value-type="float">
            <text:p>2.16516</text:p>
          </table:table-cell>
          <table:table-cell office:value-type="float" office:value="2.36965953352745" calcext:value-type="float">
            <text:p>2.36966</text:p>
          </table:table-cell>
          <table:table-cell office:value-type="float" office:value="3.13140590232304" calcext:value-type="float">
            <text:p>3.1314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30388105501" calcext:value-type="float">
            <text:p>2.1623</text:p>
          </table:table-cell>
          <table:table-cell office:value-type="float" office:value="2.38292364051465" calcext:value-type="float">
            <text:p>2.38292</text:p>
          </table:table-cell>
          <table:table-cell office:value-type="float" office:value="3.11799271851861" calcext:value-type="float">
            <text:p>3.117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796539459635" calcext:value-type="float">
            <text:p>2.15797</text:p>
          </table:table-cell>
          <table:table-cell office:value-type="float" office:value="2.28117910099489" calcext:value-type="float">
            <text:p>2.28118</text:p>
          </table:table-cell>
          <table:table-cell office:value-type="float" office:value="2.88194514329352" calcext:value-type="float">
            <text:p>2.8819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5535169103" calcext:value-type="float">
            <text:p>2.15655</text:p>
          </table:table-cell>
          <table:table-cell office:value-type="float" office:value="2.34147717720391" calcext:value-type="float">
            <text:p>2.34148</text:p>
          </table:table-cell>
          <table:table-cell office:value-type="float" office:value="3.07585574359692" calcext:value-type="float">
            <text:p>3.075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70706539711" calcext:value-type="float">
            <text:p>2.29871</text:p>
          </table:table-cell>
          <table:table-cell office:value-type="float" office:value="2.11303137444428" calcext:value-type="float">
            <text:p>2.11303</text:p>
          </table:table-cell>
          <table:table-cell office:value-type="float" office:value="2.72092554751952" calcext:value-type="float">
            <text:p>2.7209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199478270209" calcext:value-type="float">
            <text:p>2.30199</text:p>
          </table:table-cell>
          <table:table-cell office:value-type="float" office:value="2.10444651704383" calcext:value-type="float">
            <text:p>2.10445</text:p>
          </table:table-cell>
          <table:table-cell office:value-type="float" office:value="2.71025207519014" calcext:value-type="float">
            <text:p>2.710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6968736534416" calcext:value-type="float">
            <text:p>2.06969</text:p>
          </table:table-cell>
          <table:table-cell office:value-type="float" office:value="2.55715089789396" calcext:value-type="float">
            <text:p>2.55715</text:p>
          </table:table-cell>
          <table:table-cell office:value-type="float" office:value="3.37847038030694" calcext:value-type="float">
            <text:p>3.378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11222438378" calcext:value-type="float">
            <text:p>2.05112</text:p>
          </table:table-cell>
          <table:table-cell office:value-type="float" office:value="2.55327984538508" calcext:value-type="float">
            <text:p>2.55328</text:p>
          </table:table-cell>
          <table:table-cell office:value-type="float" office:value="3.35047185525195" calcext:value-type="float">
            <text:p>3.350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5" calcext:value-type="float">
            <text:p>5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9"/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9:55.563030959</dc:date>
    <meta:document-statistic meta:table-count="1" meta:cell-count="4572" meta:object-count="0"/>
    <meta:generator>LibreOffice/4.2.8.2$Linux_X86_64 LibreOffice_project/420m0$Build-2</meta:generator>
  </office:meta>
</office:document-meta>
</file>